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6cm" style:rel-column-width="13468*"/>
    </style:style>
    <style:style style:name="Table1.B" style:family="table-column">
      <style:table-column-properties style:column-width="4.263cm" style:rel-column-width="18915*"/>
    </style:style>
    <style:style style:name="Table1.C" style:family="table-column">
      <style:table-column-properties style:column-width="7.472cm" style:rel-column-width="33152*"/>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able_20_Contents">
      <style:text-properties style:font-name="Optima1" fo:font-size="10pt" fo:font-weight="bold" style:font-size-asian="10pt" style:font-weight-asian="bold" style:font-size-complex="10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bold" fo:background-color="transparent" style:font-weight-asian="bold" style:font-weight-complex="bold"/>
    </style:style>
    <style:style style:name="P13" style:family="paragraph" style:parent-style-name="Table_20_Contents">
      <style:text-properties fo:font-weight="bold" fo:background-color="#ffff00" style:font-weight-asian="bold" style:font-weight-complex="bold"/>
    </style:style>
    <style:style style:name="P14" style:family="paragraph" style:parent-style-name="Table_20_Contents">
      <style:text-properties fo:background-color="transparent"/>
    </style:style>
    <style:style style:name="P15" style:family="paragraph" style:parent-style-name="Text_20_body">
      <style:text-properties style:font-name="Optima1" fo:font-size="10pt" fo:font-weight="normal" style:font-size-asian="10pt" style:font-weight-asian="normal" style:font-size-complex="10pt" style:font-weight-complex="normal"/>
    </style:style>
    <style:style style:name="P16" style:family="paragraph" style:parent-style-name="Text_20_body">
      <style:text-properties fo:background-color="transparent"/>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style:text-underline-style="none"/>
    </style:style>
    <style:style style:name="P19" style:family="paragraph" style:parent-style-name="Code">
      <style:text-properties style:use-window-font-color="true" style:font-name="Monaco1" fo:font-size="9pt" style:font-name-asian="Courier" style:font-size-asian="9pt" style:font-name-complex="Courier" style:font-size-complex="9pt"/>
    </style:style>
    <style:style style:name="P20" style:family="paragraph" style:parent-style-name="List">
      <style:paragraph-properties fo:margin-left="2.341cm" fo:margin-right="0cm" fo:text-indent="0cm" style:auto-text-indent="false"/>
    </style:style>
    <style:style style:name="P21" style:family="paragraph" style:parent-style-name="Heading_20_3">
      <style:paragraph-properties fo:margin-left="2.341cm" fo:margin-right="0cm" fo:text-indent="0cm" style:auto-text-indent="false"/>
    </style:style>
    <style:style style:name="P22" style:family="paragraph" style:parent-style-name="Text_20_body">
      <style:paragraph-properties fo:margin-left="2.341cm" fo:margin-right="0cm" fo:text-indent="0cm" style:auto-text-indent="false"/>
    </style:style>
    <style:style style:name="P23" style:family="paragraph" style:parent-style-name="List">
      <style:paragraph-properties fo:break-before="page"/>
    </style:style>
    <style:style style:name="P24" style:family="paragraph" style:parent-style-name="Heading_20_3">
      <style:paragraph-properties fo:break-before="page"/>
    </style:style>
    <style:style style:name="P25" style:family="paragraph" style:parent-style-name="Text_20_body">
      <style:paragraph-properties fo:break-before="page"/>
    </style:style>
    <style:style style:name="P26" style:family="paragraph" style:parent-style-name="Text_20_body">
      <style:paragraph-properties fo:margin-left="2.429cm" fo:margin-right="0cm" fo:text-indent="0cm" style:auto-text-indent="false"/>
    </style:style>
    <style:style style:name="P27" style:family="paragraph" style:parent-style-name="List">
      <style:paragraph-properties fo:margin-left="2.429cm" fo:margin-right="0cm" fo:text-indent="0cm" style:auto-text-indent="false"/>
    </style:style>
    <style:style style:name="P28" style:family="paragraph" style:parent-style-name="Text_20_body">
      <style:paragraph-properties fo:margin-left="2.457cm" fo:margin-right="0cm" fo:text-indent="0cm" style:auto-text-indent="false"/>
    </style:style>
    <style:style style:name="P29" style:family="paragraph" style:parent-style-name="Code">
      <style:paragraph-properties fo:margin-left="3.036cm" fo:margin-right="-0.002cm" fo:text-indent="0cm" style:auto-text-indent="false"/>
    </style:style>
    <style:style style:name="P30" style:family="paragraph" style:parent-style-name="Text_20_body">
      <style:paragraph-properties fo:margin-left="2.374cm" fo:margin-right="0cm" fo:text-indent="0cm" style:auto-text-indent="false"/>
    </style:style>
    <style:style style:name="P31" style:family="paragraph" style:parent-style-name="Text_20_body">
      <style:paragraph-properties fo:margin-left="2.981cm" fo:margin-right="0cm" fo:text-indent="0cm" style:auto-text-indent="false"/>
    </style:style>
    <style:style style:name="P32" style:family="paragraph" style:parent-style-name="List">
      <style:paragraph-properties fo:margin-left="3.037cm" fo:margin-right="0cm" fo:text-indent="0cm" style:auto-text-indent="false"/>
    </style:style>
    <style:style style:name="P33" style:family="paragraph" style:parent-style-name="Text_20_body">
      <style:paragraph-properties fo:margin-left="3.037cm" fo:margin-right="0cm" fo:text-indent="0cm" style:auto-text-indent="false"/>
    </style:style>
    <style:style style:name="P34" style:family="paragraph" style:parent-style-name="List">
      <style:paragraph-properties fo:margin-left="3.752cm" fo:margin-right="0cm" fo:text-indent="0cm" style:auto-text-indent="false"/>
    </style:style>
    <style:style style:name="P35" style:family="paragraph" style:parent-style-name="Heading_20_4">
      <style:paragraph-properties fo:margin-left="2.429cm" fo:margin-right="0cm" fo:text-indent="0cm" style:auto-text-indent="false"/>
    </style:style>
    <style:style style:name="P36" style:family="paragraph" style:parent-style-name="Heading_20_4">
      <style:paragraph-properties fo:margin-left="2.374cm" fo:margin-right="0cm" fo:text-indent="0cm" style:auto-text-indent="false"/>
    </style:style>
    <style:style style:name="P37" style:family="paragraph" style:parent-style-name="Heading_20_4">
      <style:paragraph-properties fo:margin-left="2.457cm" fo:margin-right="0cm" fo:text-indent="0cm" style:auto-text-indent="false"/>
    </style:style>
    <style:style style:name="P38" style:family="paragraph" style:parent-style-name="Heading_20_TOC" style:master-page-name="Index">
      <style:paragraph-properties style:page-number="1"/>
    </style:style>
    <style:style style:name="P39" style:family="paragraph" style:parent-style-name="Text_20_body" style:list-style-name="L2"/>
    <style:style style:name="P40" style:family="paragraph" style:parent-style-name="Contents_20_2">
      <style:paragraph-properties>
        <style:tab-stops>
          <style:tab-stop style:position="14.589cm" style:type="right" style:leader-style="dotted" style:leader-text="."/>
        </style:tab-stops>
      </style:paragraph-properties>
    </style:style>
    <style:style style:name="P41"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2" style:family="paragraph" style:parent-style-name="List" style:list-style-name="L1">
      <style:paragraph-properties fo:margin-left="2.341cm" fo:margin-right="0cm" fo:text-indent="0cm" style:auto-text-indent="false"/>
    </style:style>
    <style:style style:name="P43" style:family="paragraph" style:parent-style-name="List" style:list-style-name="L4">
      <style:paragraph-properties fo:margin-left="2.341cm" fo:margin-right="0cm" fo:text-indent="0cm" style:auto-text-indent="false"/>
    </style:style>
    <style:style style:name="P44" style:family="paragraph" style:parent-style-name="List" style:list-style-name="L4">
      <style:paragraph-properties fo:margin-left="2.341cm" fo:margin-right="0cm" fo:text-indent="0cm" style:auto-text-indent="false"/>
      <style:text-properties style:text-underline-style="none"/>
    </style:style>
    <style:style style:name="P45" style:family="paragraph" style:parent-style-name="List" style:list-style-name="L1">
      <style:paragraph-properties fo:margin-left="3.037cm" fo:margin-right="0cm" fo:text-indent="0cm" style:auto-text-indent="false"/>
    </style:style>
    <style:style style:name="P46" style:family="paragraph" style:parent-style-name="Standard" style:master-page-name="Index">
      <style:paragraph-properties style:page-number="auto"/>
    </style:style>
    <style:style style:name="P47" style:family="paragraph" style:parent-style-name="Standard" style:list-style-name="L3">
      <style:paragraph-properties fo:margin-left="3.752cm" fo:margin-right="0cm" fo:text-align="start" style:justify-single-word="false" fo:text-indent="-0.635cm" style:auto-text-indent="false"/>
    </style:style>
    <style:style style:name="P48"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9"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50" style:family="paragraph" style:parent-style-name="Heading_20_1" style:master-page-name="Standard">
      <style:paragraph-properties style:page-number="auto"/>
    </style:style>
    <style:style style:name="P51" style:family="paragraph" style:parent-style-name="Heading_20_1">
      <style:paragraph-properties fo:break-before="page"/>
    </style:style>
    <style:style style:name="P52" style:family="paragraph" style:parent-style-name="Heading_20_2">
      <style:paragraph-properties fo:break-before="page"/>
    </style:style>
    <style:style style:name="P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2.0.1</text:p>
      <text:p text:style-name="P8">Network Devices Configuration Guide</text:p>
      <text:p text:style-name="P4"/>
      <text:p text:style-name="P46">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0.1 – January 2011</text:p>
      <text:p text:style-name="P38">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1"><text:a xlink:type="simple" xlink:href="#__RefHeading__4751_400627320" text:style-name="Index_20_Link" text:visited-style-name="Index_20_Link">Chapter 1<text:tab/>About this Guide <text:s text:c="2"/><text:tab/>3</text:a></text:p>
          <text:p text:style-name="P40"><text:a xlink:type="simple" xlink:href="#__RefHeading__4753_400627320" text:style-name="Index_20_Link" text:visited-style-name="Index_20_Link">Other sources of information <text:s text:c="2"/><text:tab/>3</text:a></text:p>
          <text:p text:style-name="P41"><text:a xlink:type="simple" xlink:href="#__RefHeading__21830_1038895957" text:style-name="Index_20_Link" text:visited-style-name="Index_20_Link">Chapter 2<text:tab/>List of supported Network Devices <text:s text:c="2"/><text:tab/>4</text:a></text:p>
          <text:p text:style-name="P41"><text:a xlink:type="simple" xlink:href="#__RefHeading__4775_400627320" text:style-name="Index_20_Link" text:visited-style-name="Index_20_Link">Chapter 3<text:tab/>Switch configuration <text:s text:c="2"/><text:tab/>6</text:a></text:p>
          <text:p text:style-name="P40"><text:a xlink:type="simple" xlink:href="#__RefHeading__21832_1038895957" text:style-name="Index_20_Link" text:visited-style-name="Index_20_Link">Assumptions <text:s text:c="2"/><text:tab/>6</text:a></text:p>
          <text:p text:style-name="P40"><text:a xlink:type="simple" xlink:href="#__RefHeading__21834_1038895957" text:style-name="Index_20_Link" text:visited-style-name="Index_20_Link">3COM <text:s text:c="2"/><text:tab/>7</text:a></text:p>
          <text:p text:style-name="P40"><text:a xlink:type="simple" xlink:href="#__RefHeading__21836_1038895957" text:style-name="Index_20_Link" text:visited-style-name="Index_20_Link">Amer <text:s text:c="2"/><text:tab/>8</text:a></text:p>
          <text:p text:style-name="P40"><text:a xlink:type="simple" xlink:href="#__RefHeading__21936_1038895957" text:style-name="Index_20_Link" text:visited-style-name="Index_20_Link">Cisco <text:s text:c="2"/><text:tab/>9</text:a></text:p>
          <text:p text:style-name="P40"><text:a xlink:type="simple" xlink:href="#__RefHeading__21938_1038895957" text:style-name="Index_20_Link" text:visited-style-name="Index_20_Link">D-Link <text:s text:c="2"/><text:tab/>16</text:a></text:p>
          <text:p text:style-name="P40"><text:a xlink:type="simple" xlink:href="#__RefHeading__21940_1038895957" text:style-name="Index_20_Link" text:visited-style-name="Index_20_Link">Dell <text:s text:c="2"/><text:tab/>17</text:a></text:p>
          <text:p text:style-name="P40"><text:a xlink:type="simple" xlink:href="#__RefHeading__21942_1038895957" text:style-name="Index_20_Link" text:visited-style-name="Index_20_Link">Edge-corE <text:s text:c="2"/><text:tab/>17</text:a></text:p>
          <text:p text:style-name="P40"><text:a xlink:type="simple" xlink:href="#__RefHeading__21944_1038895957" text:style-name="Index_20_Link" text:visited-style-name="Index_20_Link">Enterasys <text:s text:c="2"/><text:tab/>18</text:a></text:p>
          <text:p text:style-name="P40"><text:a xlink:type="simple" xlink:href="#__RefHeading__21946_1038895957" text:style-name="Index_20_Link" text:visited-style-name="Index_20_Link">Extreme Networks <text:s text:c="2"/><text:tab/>21</text:a></text:p>
          <text:p text:style-name="P40"><text:a xlink:type="simple" xlink:href="#__RefHeading__21948_1038895957" text:style-name="Index_20_Link" text:visited-style-name="Index_20_Link">Foundry <text:s text:c="2"/><text:tab/>22</text:a></text:p>
          <text:p text:style-name="P40"><text:a xlink:type="simple" xlink:href="#__RefHeading__21950_1038895957" text:style-name="Index_20_Link" text:visited-style-name="Index_20_Link">HP ProCurve <text:s text:c="2"/><text:tab/>23</text:a></text:p>
          <text:p text:style-name="P40"><text:a xlink:type="simple" xlink:href="#__RefHeading__21952_1038895957" text:style-name="Index_20_Link" text:visited-style-name="Index_20_Link">Intel <text:s text:c="2"/><text:tab/>26</text:a></text:p>
          <text:p text:style-name="P40"><text:a xlink:type="simple" xlink:href="#__RefHeading__2206_1949182198" text:style-name="Index_20_Link" text:visited-style-name="Index_20_Link">Juniper <text:s text:c="2"/><text:tab/>26</text:a></text:p>
          <text:p text:style-name="P40"><text:a xlink:type="simple" xlink:href="#__RefHeading__21954_1038895957" text:style-name="Index_20_Link" text:visited-style-name="Index_20_Link">Linksys <text:s text:c="2"/><text:tab/>28</text:a></text:p>
          <text:p text:style-name="P40"><text:a xlink:type="simple" xlink:href="#__RefHeading__21956_1038895957" text:style-name="Index_20_Link" text:visited-style-name="Index_20_Link">Nortel <text:s text:c="2"/><text:tab/>28</text:a></text:p>
          <text:p text:style-name="P40"><text:a xlink:type="simple" xlink:href="#__RefHeading__21958_1038895957" text:style-name="Index_20_Link" text:visited-style-name="Index_20_Link">SMC <text:s text:c="2"/><text:tab/>30</text:a></text:p>
          <text:p text:style-name="P41"><text:a xlink:type="simple" xlink:href="#__RefHeading__21960_1038895957" text:style-name="Index_20_Link" text:visited-style-name="Index_20_Link">Chapter 4<text:tab/>Wireless Controllers and Access Point Configuration <text:s text:c="2"/><text:tab/>31</text:a></text:p>
          <text:p text:style-name="P40"><text:a xlink:type="simple" xlink:href="#__RefHeading__21962_1038895957" text:style-name="Index_20_Link" text:visited-style-name="Index_20_Link">Assumptions <text:s text:c="2"/><text:tab/>31</text:a></text:p>
          <text:p text:style-name="P40"><text:a xlink:type="simple" xlink:href="#__RefHeading__21964_1038895957" text:style-name="Index_20_Link" text:visited-style-name="Index_20_Link">Unsupported Equipment <text:s text:c="2"/><text:tab/>32</text:a></text:p>
          <text:p text:style-name="P40"><text:a xlink:type="simple" xlink:href="#__RefHeading__21966_1038895957" text:style-name="Index_20_Link" text:visited-style-name="Index_20_Link">Aruba <text:s text:c="2"/><text:tab/>33</text:a></text:p>
          <text:p text:style-name="P40"><text:a xlink:type="simple" xlink:href="#__RefHeading__22016_1038895957" text:style-name="Index_20_Link" text:visited-style-name="Index_20_Link">Cisco <text:s text:c="2"/><text:tab/>34</text:a></text:p>
          <text:p text:style-name="P40"><text:a xlink:type="simple" xlink:href="#__RefHeading__22018_1038895957" text:style-name="Index_20_Link" text:visited-style-name="Index_20_Link">D-Link <text:s text:c="2"/><text:tab/>38</text:a></text:p>
          <text:p text:style-name="P40"><text:a xlink:type="simple" xlink:href="#__RefHeading__17023_1684072385" text:style-name="Index_20_Link" text:visited-style-name="Index_20_Link">Extricom <text:s text:c="2"/><text:tab/>38</text:a></text:p>
          <text:p text:style-name="P40"><text:soft-page-break/><text:a xlink:type="simple" xlink:href="#__RefHeading__22020_1038895957" text:style-name="Index_20_Link" text:visited-style-name="Index_20_Link">HP <text:s text:c="2"/><text:tab/>39</text:a></text:p>
          <text:p text:style-name="P40"><text:a xlink:type="simple" xlink:href="#__RefHeading__2242_1949182198" text:style-name="Index_20_Link" text:visited-style-name="Index_20_Link">Meru <text:s text:c="2"/><text:tab/>39</text:a></text:p>
          <text:p text:style-name="P40"><text:a xlink:type="simple" xlink:href="#__RefHeading__2404_647845087" text:style-name="Index_20_Link" text:visited-style-name="Index_20_Link">Xirrus <text:s text:c="2"/><text:tab/>39</text:a></text:p>
          <text:p text:style-name="P41"><text:a xlink:type="simple" xlink:href="#__RefHeading__4829_400627320" text:style-name="Index_20_Link" text:visited-style-name="Index_20_Link">Chapter 5<text:tab/>Additional Information <text:s text:c="2"/><text:tab/>41</text:a></text:p>
          <text:p text:style-name="P41"><text:a xlink:type="simple" xlink:href="#__RefHeading__4831_400627320" text:style-name="Index_20_Link" text:visited-style-name="Index_20_Link">Chapter 6<text:tab/>Commercial Support and Contact Information <text:s text:c="2"/><text:tab/>42</text:a></text:p>
          <text:p text:style-name="P41"><text:a xlink:type="simple" xlink:href="#__RefHeading__4833_400627320" text:style-name="Index_20_Link" text:visited-style-name="Index_20_Link">Chapter 7<text:tab/>GNU Free Documentation License <text:s text:c="2"/><text:tab/>43</text:a></text:p>
        </text:index-body>
      </text:table-of-content>
      <text:list xml:id="list423869736" text:style-name="Outline">
        <text:list-item>
          <text:h text:style-name="P50"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0.1 of PacketFence.</text:p>
      <text:p text:style-name="Standard">The latest version of this guide is available at <text:a xlink:type="simple" xlink:href="http://www.packetfence.org/documentation/">http://www.packetfence.org/documentation/</text:a></text:p>
      <text:list xml:id="list625294292"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1252390015"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0">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1">PacketFence Type (used in switches.conf)</text:p>
          </table:table-cell>
        </table:table-row>
        <table:table-row>
          <table:table-cell table:style-name="Table1.A2" office:value-type="string">
            <text:p text:style-name="P11">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1"/>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1"/>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1"/>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1">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1">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1">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1"/>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1"/>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1"/>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1"/>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1"/>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1">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2"/>
          </table:table-cell>
          <table:table-cell table:style-name="Table1.A5" office:value-type="string">
            <text:p text:style-name="P14">DWS 3026</text:p>
          </table:table-cell>
          <table:table-cell table:style-name="Table1.A5" office:value-type="string">
            <text:p text:style-name="P14">Dlink::DWS_3026</text:p>
          </table:table-cell>
        </table:table-row>
        <table:table-row>
          <table:table-cell table:style-name="Table1.A5" office:value-type="string">
            <text:p text:style-name="P12">Dell</text:p>
          </table:table-cell>
          <table:table-cell table:style-name="Table1.A5" office:value-type="string">
            <text:p text:style-name="P14">PowerConnect 3424</text:p>
          </table:table-cell>
          <table:table-cell table:style-name="Table1.A5" office:value-type="string">
            <text:p text:style-name="P14">Dell::PowerConnect3424</text:p>
          </table:table-cell>
        </table:table-row>
        <table:table-row>
          <table:table-cell table:style-name="Table1.A5" office:value-type="string">
            <text:p text:style-name="P12"/>
          </table:table-cell>
          <table:table-cell table:style-name="Table1.A5" office:value-type="string">
            <text:p text:style-name="P14"/>
          </table:table-cell>
          <table:table-cell table:style-name="Table1.A5" office:value-type="string">
            <text:p text:style-name="P14"/>
          </table:table-cell>
        </table:table-row>
        <text:soft-page-break/>
        <table:table-row>
          <table:table-cell table:style-name="Table1.A5" office:value-type="string">
            <text:p text:style-name="P11">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2">Enterasys</text:p>
          </table:table-cell>
          <table:table-cell table:style-name="Table1.A5" office:value-type="string">
            <text:p text:style-name="P14">Matrix N3</text:p>
          </table:table-cell>
          <table:table-cell table:style-name="Table1.A5" office:value-type="string">
            <text:p text:style-name="P14">Enterasys::Matrix_N3</text:p>
          </table:table-cell>
        </table:table-row>
        <table:table-row>
          <table:table-cell table:style-name="Table1.A5" office:value-type="string">
            <text:p text:style-name="P12"/>
          </table:table-cell>
          <table:table-cell table:style-name="Table1.A5" office:value-type="string">
            <text:p text:style-name="P14">SecureStack C2</text:p>
          </table:table-cell>
          <table:table-cell table:style-name="Table1.A5" office:value-type="string">
            <text:p text:style-name="P14">Enterasys::SecureStack_C2</text:p>
          </table:table-cell>
        </table:table-row>
        <table:table-row>
          <table:table-cell table:style-name="Table1.A5" office:value-type="string">
            <text:p text:style-name="P12"/>
          </table:table-cell>
          <table:table-cell table:style-name="Table1.A5" office:value-type="string">
            <text:p text:style-name="P14">SecureStack C3</text:p>
          </table:table-cell>
          <table:table-cell table:style-name="Table1.A5" office:value-type="string">
            <text:p text:style-name="P14">Enterasys::SecureStack_C3</text:p>
          </table:table-cell>
        </table:table-row>
        <table:table-row>
          <table:table-cell table:style-name="Table1.A5" office:value-type="string">
            <text:p text:style-name="P12"/>
          </table:table-cell>
          <table:table-cell table:style-name="Table1.A5" office:value-type="string">
            <text:p text:style-name="P14">Standalone D2</text:p>
          </table:table-cell>
          <table:table-cell table:style-name="Table1.A5" office:value-type="string">
            <text:p text:style-name="P14">Enterasys::D2</text:p>
          </table:table-cell>
        </table:table-row>
        <table:table-row>
          <table:table-cell table:style-name="Table1.A5" office:value-type="string">
            <text:p text:style-name="P11">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1">Extricom</text:p>
          </table:table-cell>
          <table:table-cell table:style-name="Table1.A5" office:value-type="string">
            <text:p text:style-name="Table_20_Contents">EXSW Wireless Switches</text:p>
          </table:table-cell>
          <table:table-cell table:style-name="Table1.A5" office:value-type="string">
            <text:p text:style-name="Table_20_Contents">Extricom::EXSW</text:p>
          </table:table-cell>
        </table:table-row>
        <table:table-row>
          <table:table-cell table:style-name="Table1.A5" office:value-type="string">
            <text:p text:style-name="P11">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1">HP</text:p>
          </table:table-cell>
          <table:table-cell table:style-name="Table1.A5" office:value-type="string">
            <text:p text:style-name="Table_20_Contents">MSM 710 Mobility Contr.</text:p>
          </table:table-cell>
          <table:table-cell table:style-name="Table1.A5" office:value-type="string">
            <text:p text:style-name="Table_20_Contents">HP::Controller_MSM710</text:p>
          </table:table-cell>
        </table:table-row>
        <table:table-row>
          <table:table-cell table:style-name="Table1.A5" office:value-type="string">
            <text:p text:style-name="P12"/>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2"/>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2"/>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2"/>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2">Intel</text:p>
          </table:table-cell>
          <table:table-cell table:style-name="Table1.A5" office:value-type="string">
            <text:p text:style-name="P14">Express 460</text:p>
          </table:table-cell>
          <table:table-cell table:style-name="Table1.A5" office:value-type="string">
            <text:p text:style-name="P14">Intel::Express_460</text:p>
          </table:table-cell>
        </table:table-row>
        <table:table-row>
          <table:table-cell table:style-name="Table1.A5" office:value-type="string">
            <text:p text:style-name="P13"/>
          </table:table-cell>
          <table:table-cell table:style-name="Table1.A5" office:value-type="string">
            <text:p text:style-name="P14">Express 530</text:p>
          </table:table-cell>
          <table:table-cell table:style-name="Table1.A5" office:value-type="string">
            <text:p text:style-name="P14">Intel::Express_530</text:p>
          </table:table-cell>
        </table:table-row>
        <table:table-row>
          <table:table-cell table:style-name="Table1.A5" office:value-type="string">
            <text:p text:style-name="P12">Juniper</text:p>
          </table:table-cell>
          <table:table-cell table:style-name="Table1.A5" office:value-type="string">
            <text:p text:style-name="P14">EX Series</text:p>
          </table:table-cell>
          <table:table-cell table:style-name="Table1.A5" office:value-type="string">
            <text:p text:style-name="P14">Juniper::EX</text:p>
          </table:table-cell>
        </table:table-row>
        <table:table-row>
          <table:table-cell table:style-name="Table1.A5" office:value-type="string">
            <text:p text:style-name="P11">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1">Meru</text:p>
          </table:table-cell>
          <table:table-cell table:style-name="Table1.A5" office:value-type="string">
            <text:p text:style-name="Table_20_Contents">MC Series</text:p>
          </table:table-cell>
          <table:table-cell table:style-name="Table1.A5" office:value-type="string">
            <text:p text:style-name="Table_20_Contents">Meru::MC</text:p>
          </table:table-cell>
        </table:table-row>
        <table:table-row>
          <table:table-cell table:style-name="Table1.A5" office:value-type="string">
            <text:p text:style-name="P11">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1">SMC</text:p>
          </table:table-cell>
          <table:table-cell table:style-name="Table1.A5" office:value-type="string">
            <text:p text:style-name="Table_20_Contents">TigerStack 6128 L2</text:p>
          </table:table-cell>
          <table:table-cell table:style-name="Table1.A5" office:value-type="string">
            <text:p text:style-name="Table_20_Contents">SMC::TS6128L2</text:p>
          </table:table-cell>
        </table:table-row>
        <table:table-row>
          <table:table-cell table:style-name="Table1.A5" office:value-type="string">
            <text:p text:style-name="P11"/>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1"/>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row>
          <table:table-cell table:style-name="Table1.A5" office:value-type="string">
            <text:p text:style-name="P11">Xirrus</text:p>
          </table:table-cell>
          <table:table-cell table:style-name="Table1.A5" office:value-type="string">
            <text:p text:style-name="Table_20_Contents">Xirrus WiFi Arrays</text:p>
          </table:table-cell>
          <table:table-cell table:style-name="Table1.A5" office:value-type="string">
            <text:p text:style-name="Table_20_Contents">Xirrus</text:p>
          </table:table-cell>
        </table:table-row>
      </table:table>
      <text:p text:style-name="P2"/>
      <text:p text:style-name="Standard"/>
      <text:list xml:id="list1000467000" text:continue-numbering="true" text:style-name="Outline">
        <text:list-item>
          <text:h text:style-name="P5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list xml:id="list1768105779" text:continue-numbering="true" text:style-name="Outline">
        <text:list-item>
          <text:list>
            <text:list-item>
              <text:h text:style-name="P52" text:outline-level="2"><text:bookmark text:name="__RefHeading__21834_1038895957"/>3COM<text:bookmark-end text:name="__RefHeading__21834_1038895957"/></text:h>
            </text:list-item>
          </text:list>
        </text:list-item>
      </text:list>
      <text:p text:style-name="Text_20_body">PacketFence supports 3Com switches with no VoIP using one trap type:</text:p>
      <text:list xml:id="list1558357096" text:style-name="L1">
        <text:list-header>
          <text:p text:style-name="P42">❏<text:tab/>linkUp/linkDown</text:p>
          <text:p text:style-name="P42">❏<text:tab/>Port Security (with static MACs)</text:p>
        </text:list-header>
      </text:list>
      <text:p text:style-name="Text_20_body">Don't forget to update the startup config !</text:p>
      <text:p text:style-name="Text_20_body"/>
      <text:p text:style-name="Heading_20_3">SuperStack 3 Switch 4200 and 4500, Switch 4200G</text:p>
      <text:p text:style-name="Text_20_body">linkUp / linkDown only</text:p>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p text:style-name="P3"/>
      <text:p text:style-name="Heading_20_3">SuperStack 3 Switch 4200 and 4500, Switch 4200G</text:p>
      <text:p text:style-name="Text_20_body">In Port Security</text:p>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
      <text:p text:style-name="P23">❏<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20"/>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391313256" text:continue-list="list1768105779"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1568654198" text:continue-list="list1558357096" text:style-name="L1">
        <text:list-header>
          <text:p text:style-name="P42">❏<text:tab/>linkUp/linkDown</text:p>
        </text:list-header>
      </text:list>
      <text:p text:style-name="Text_20_body">Don't forget to update the startup config !</text:p>
      <text:p text:style-name="Text_20_body"/>
      <text:p text:style-name="Heading_20_3">L2 Switch SS2R24i</text:p>
      <text:list xml:id="list1430564356" text:continue-numbering="true" text:style-name="L1">
        <text:list-header>
          <text:p text:style-name="P42">❏<text:tab/>Global config settings:</text:p>
        </text:list-header>
      </text:list>
      <text:p text:style-name="Code">create snmp host 192.168.1.60 v2c public</text:p>
      <text:p text:style-name="Code">create snmp user public ReadGroup</text:p>
      <text:p text:style-name="Code">enable snmp traps </text:p>
      <text:list xml:id="list1984412269" text:continue-numbering="true" text:style-name="L1">
        <text:list-header>
          <text:p text:style-name="P42"/>
        </text:list-header>
      </text:list>
      <text:p text:style-name="P20">❏<text:tab/>On each interface:</text:p>
      <text:p text:style-name="Code">config vlan default delete xx</text:p>
      <text:p text:style-name="Code">config vlan mac-detection add untagged xx</text:p>
      <text:p text:style-name="Standard">where xx stands for the interface index</text:p>
      <text:p text:style-name="P2"/>
      <text:list xml:id="list1164676315" text:continue-list="list1391313256" text:style-name="Outline">
        <text:list-item>
          <text:list>
            <text:list-item>
              <text:h text:style-name="Heading_20_2" text:outline-level="2"><text:bookmark text:name="__RefHeading__21936_1038895957"/><text:soft-page-break/>Cisco<text:bookmark-end text:name="__RefHeading__21936_1038895957"/></text:h>
            </text:list-item>
          </text:list>
        </text:list-item>
      </text:list>
      <text:p text:style-name="Text_20_body">PacketFence supports Cisco switches with VoIP using three different trap types:</text:p>
      <text:p text:style-name="Text_20_body"/>
      <text:list xml:id="list2117576589" text:continue-list="list1984412269" text:style-name="L1">
        <text:list-header>
          <text:p text:style-name="P42">❏<text:tab/>linkUp/linkDown</text:p>
          <text:p text:style-name="P42">❏<text:tab/>MAC Notification</text:p>
          <text:p text:style-name="P42">❏<text:tab/>Port Security (with static MACs)</text:p>
          <text:p text:style-name="P42"/>
          <text:p text:style-name="P45">On some recent models, we can also use more secure and robust features, like :</text:p>
          <text:p text:style-name="P45"/>
          <text:p text:style-name="P42">❏<text:tab/>MAC Authentication (Cisco's MAC Authentication Bypass or MAB)</text:p>
          <text:p text:style-name="P42">❏<text:tab/>802.1x (Multi-Host or Multi-Domain)</text:p>
          <text:p text:style-name="P42"/>
        </text:list-header>
      </text:list>
      <text:p text:style-name="Text_20_body">Depending of the switch model, we recommend the use of the most secure and reliable feature first. <text:s/>In other words, you should consider the following order :</text:p>
      <text:list xml:id="list271740602" text:style-name="L2">
        <text:list-item>
          <text:p text:style-name="P39">802.1x/MAB</text:p>
        </text:list-item>
        <text:list-item>
          <text:p text:style-name="P39">Port-Security</text:p>
        </text:list-item>
        <text:list-item>
          <text:p text:style-name="P39">linkUp/linkDown</text:p>
          <text:p text:style-name="P39"/>
        </text:list-item>
      </text:list>
      <text:p text:style-name="Heading_20_3">2900XL Series and 3500XL Series</text:p>
      <text:list xml:id="list1579442381" text:continue-list="list1164676315" text:style-name="Outline">
        <text:list-item>
          <text:list>
            <text:list-item>
              <text:list>
                <text:list-item>
                  <text:list>
                    <text:list-item>
                      <text:h text:style-name="P35"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20"/>
      <text:p text:style-name="P20">❏<text:tab/>On each interface with <text:span text:style-name="T5">no VoIP</text:span>:</text:p>
      <text:p text:style-name="Code">switchport mode access</text:p>
      <text:p text:style-name="Code">switchport access vlan 4</text:p>
      <text:p text:style-name="Code">snmp trap mac-notification added</text:p>
      <text:p text:style-name="List"><text:soft-page-break/>❏<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support port-security with static MAC address but we can not secure a MAC on the data VLAN specifically so enable it if there is no VoIP, use linkUp/linkDown and MAC notification otherwise.</text:p>
      <text:p text:style-name="Text_20_body"/>
      <text:list xml:id="list211446042" text:continue-numbering="true" text:style-name="Outline">
        <text:list-item>
          <text:list>
            <text:list-item>
              <text:list>
                <text:list-item>
                  <text:list>
                    <text:list-item>
                      <text:h text:style-name="P35" text:outline-level="4">Port-Security</text:h>
                    </text:list-item>
                  </text:list>
                </text:list-item>
              </text:list>
            </text:list-item>
          </text:list>
        </text:list-item>
      </text:list>
      <text:p text:style-name="P17">**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7"/>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5"/>
      <text:p text:style-name="P20">❏<text:tab/>Use the following templates for interface IfIndex in bogus MAC addresses (0200.000x.xxxx):</text:p>
      <text:list xml:id="list1268651234" text:style-name="L3">
        <text:list-header>
          <text:p text:style-name="P47"><text:span text:style-name="T2">Fa0/1...Fa0/48<text:tab/><text:tab/>-&gt;<text:tab/>1...48<text:line-break/></text:span><text:span text:style-name="T3">Gi0/1, Gi0/2<text:tab/><text:tab/>-&gt;<text:tab/>49, 50</text:span></text:p>
        </text:list-header>
      </text:list>
      <text:p text:style-name="P20"><text:soft-page-break/>❏<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60, 3550**, 3750</text:p>
      <text:p text:style-name="P17">** The Catalyst 3550 does <text:span text:style-name="T6">NOT</text:span> support 802.1x with Multi-Domain, it can only support 802.1x with MAB using Multi-Host, MAB, and Port-Security.</text:p>
      <text:p text:style-name="Text_20_body"/>
      <text:list xml:id="list1404384898" text:continue-list="list211446042" text:style-name="Outline">
        <text:list-item>
          <text:list>
            <text:list-item>
              <text:list>
                <text:list-item>
                  <text:list>
                    <text:list-item>
                      <text:h text:style-name="P35" text:outline-level="4">802.1x with MAC Authentication bypass (Multi-Domain)</text:h>
                    </text:list-item>
                  </text:list>
                </text:list-item>
              </text:list>
            </text:list-item>
          </text:list>
        </text:list-item>
      </text:list>
      <text:p text:style-name="P27">❏<text:tab/>On each interface</text:p>
      <text:p text:style-name="P29">switchport mode access</text:p>
      <text:p text:style-name="P29">switchport voice vlan 100</text:p>
      <text:p text:style-name="P29">authentication host-mode multi-domain</text:p>
      <text:p text:style-name="P29">authentication order dot1x mab</text:p>
      <text:p text:style-name="P29">authentication priority dot1x mab</text:p>
      <text:p text:style-name="P29">authentication port-control auto</text:p>
      <text:p text:style-name="P29">authentication periodic</text:p>
      <text:p text:style-name="P29">authentication timer restart 10800</text:p>
      <text:p text:style-name="P29">authentication timer reauthenticate 10800</text:p>
      <text:p text:style-name="P29">mab</text:p>
      <text:p text:style-name="P29">no snmp trap link-status</text:p>
      <text:p text:style-name="P29">dot1x pae authenticator</text:p>
      <text:p text:style-name="P29">dot1x timeout quiet-period 2</text:p>
      <text:p text:style-name="P29">dot1x timeout tx-period 3</text:p>
      <text:p text:style-name="P27"><text:soft-page-break/>❏<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
      <text:p text:style-name="P27">❏<text:tab/>Radius server configuration</text:p>
      <text:p text:style-name="Code">radius-server host 10.10.10.10 auth-port 1812 acct-port 1813 timeout 2 key myPreciousSecret</text:p>
      <text:p text:style-name="Code">radius-server vsa send authentication</text:p>
      <text:p text:style-name="Text_20_body"/>
      <text:list xml:id="list72925651" text:continue-numbering="true" text:style-name="Outline">
        <text:list-item>
          <text:list>
            <text:list-item>
              <text:list>
                <text:list-item>
                  <text:list>
                    <text:list-item>
                      <text:h text:style-name="P35" text:outline-level="4">802.1x with MAC Authentication bypass (Multi-Host)</text:h>
                    </text:list-item>
                  </text:list>
                </text:list-item>
              </text:list>
            </text:list-item>
          </text:list>
        </text:list-item>
      </text:list>
      <text:p text:style-name="P27">❏<text:tab/>On each interface</text:p>
      <text:p text:style-name="P29">switchport mode access</text:p>
      <text:p text:style-name="P29"><text:s/>authentication order dot1x mab</text:p>
      <text:p text:style-name="P29"><text:s/>authentication priority dot1x mab</text:p>
      <text:p text:style-name="P29"><text:s/>authentication port-control auto</text:p>
      <text:p text:style-name="P29"><text:s/>authentication periodic</text:p>
      <text:p text:style-name="P29"><text:s/>authentication timer restart 10800</text:p>
      <text:p text:style-name="P29"><text:s/>authentication timer reauthenticate 7200</text:p>
      <text:p text:style-name="P29"><text:s/>mab</text:p>
      <text:p text:style-name="P29"><text:s/>no snmp trap link-status</text:p>
      <text:p text:style-name="P29"><text:s/>dot1x pae authenticator</text:p>
      <text:p text:style-name="P29"><text:s/>dot1x timeout quiet-period 2</text:p>
      <text:p text:style-name="P29"><text:s/>dot1x timeout tx-period 3</text:p>
      <text:p text:style-name="Text_20_body"/>
      <text:p text:style-name="P27">❏<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7"><text:soft-page-break/>❏<text:tab/>Radius server configuration</text:p>
      <text:p text:style-name="Code">radius-server host 10.10.10.10 auth-port 1812 acct-port 1813 timeout 2 key myPreciousSecret</text:p>
      <text:p text:style-name="Code">radius-server vsa send authentication</text:p>
      <text:p text:style-name="P26"/>
      <text:list xml:id="list1164446709" text:continue-numbering="true" text:style-name="Outline">
        <text:list-item>
          <text:list>
            <text:list-item>
              <text:list>
                <text:list-item>
                  <text:list>
                    <text:list-item>
                      <text:h text:style-name="P35" text:outline-level="4">MAC Authentication bypass only</text:h>
                    </text:list-item>
                  </text:list>
                </text:list-item>
              </text:list>
            </text:list-item>
          </text:list>
        </text:list-item>
      </text:list>
      <text:p text:style-name="P27">❏<text:tab/>On each interface</text:p>
      <text:p text:style-name="Code">switchport mode access</text:p>
      <text:p text:style-name="Code"><text:s/>switchport voice vlan 100</text:p>
      <text:p text:style-name="Code"><text:s/>dot1x mac-auth-bypass</text:p>
      <text:p text:style-name="Code"><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27">❏<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
      <text:p text:style-name="P27">❏<text:tab/>Radius server configuration</text:p>
      <text:p text:style-name="Code">radius-server host 10.10.10.10 auth-port 1812 acct-port 1813 timeout 2 key myPreciousSecret</text:p>
      <text:p text:style-name="Code">radius-server vsa send authentication</text:p>
      <text:p text:style-name="P26"/>
      <text:list xml:id="list406072194" text:continue-numbering="true" text:style-name="Outline">
        <text:list-item>
          <text:list>
            <text:list-item>
              <text:list>
                <text:list-item>
                  <text:list>
                    <text:list-item>
                      <text:h text:style-name="P35" text:outline-level="4"><text:soft-page-break/>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0">❏<text:tab/>Use the following templates for interface IfIndex in bogus MAC addresses (0200.000x.xxxx):</text:p>
      <text:list xml:id="list1868527181" text:continue-list="list1268651234" text:style-name="L3">
        <text:list-header>
          <text:p text:style-name="P48">Fa0/1...Fa0/48<text:tab/><text:tab/>-&gt;<text:tab/>10001...10048<text:line-break/><text:span text:style-name="T8">Gi0/1...Gi0/48<text:tab/><text:tab/>-&gt;<text:tab/>10101...10148</text:span></text:p>
        </text:list-header>
      </text:list>
      <text:p text:style-name="Text_20_body"/>
      <text:p text:style-name="P25"/>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251670128" text:continue-numbering="true" text:style-name="L3">
        <text:list-header>
          <text:p text:style-name="P49">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1786228073" text:continue-list="list406072194"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030030640" text:continue-list="list2117576589" text:style-name="L1">
        <text:list-header>
          <text:p text:style-name="P42">❏<text:tab/>linkUp/linkDown</text:p>
          <text:p text:style-name="P42">❏<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list xml:id="list427997155" text:continue-list="list1786228073" text:style-name="Outline">
        <text:list-item>
          <text:list>
            <text:list-item>
              <text:h text:style-name="P5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1"/>
      <text:p text:style-name="Text_20_body"/>
      <text:list xml:id="list994159424"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983374650" text:continue-list="list1030030640" text:style-name="L1">
        <text:list-header>
          <text:p text:style-name="P42">❏<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p text:style-name="Standard"/>
      <text:p text:style-name="Heading_20_3"/>
      <text:list xml:id="list112304380" text:continue-list="list994159424" text:style-name="Outline">
        <text:list-item>
          <text:list>
            <text:list-item>
              <text:h text:style-name="P52" text:outline-level="2"><text:bookmark text:name="__RefHeading__21944_1038895957"/>Enterasys<text:bookmark-end text:name="__RefHeading__21944_1038895957"/></text:h>
            </text:list-item>
          </text:list>
        </text:list-item>
      </text:list>
      <text:p text:style-name="Text_20_body">PacketFence supports Enterasys switches with no VoIP using two different trap types:</text:p>
      <text:list xml:id="list1577781736" text:continue-list="list983374650" text:style-name="L1">
        <text:list-header>
          <text:p text:style-name="P42">❏<text:tab/>linkUp/linkDown</text:p>
          <text:p text:style-name="P42">❏<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218272938" text:continue-list="list112304380" text:style-name="Outline">
        <text:list-item>
          <text:list>
            <text:list-item>
              <text:list>
                <text:list-item>
                  <text:list>
                    <text:list-item>
                      <text:h text:style-name="Heading_20_4" text:outline-level="4"/>
                    </text:list-item>
                  </text:list>
                </text:list-item>
              </text:list>
            </text:list-item>
          </text:list>
        </text:list-item>
      </text:list>
      <text:p text:style-name="P24">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79909032" text:continue-numbering="true" text:style-name="Outline">
        <text:list-item>
          <text:list>
            <text:list-item>
              <text:h text:style-name="P52" text:outline-level="2"><text:bookmark text:name="__RefHeading__21946_1038895957"/>Extreme Networks<text:bookmark-end text:name="__RefHeading__21946_1038895957"/></text:h>
            </text:list-item>
          </text:list>
        </text:list-item>
      </text:list>
      <text:p text:style-name="Text_20_body">PacketFence supports Extreme Networks switches using two different trap types:</text:p>
      <text:list xml:id="list1790318637" text:continue-list="list1577781736" text:style-name="L1">
        <text:list-header>
          <text:p text:style-name="P42">❏<text:tab/>linkUp/linkDown</text:p>
          <text:p text:style-name="P42">❏<text:tab/>MAC Address Lockdown (Port Security)</text:p>
        </text:list-header>
      </text:list>
      <text:p text:style-name="Text_20_body"><text:span text:style-name="T5">We recommend to enable MAC Address Lockdown only</text:span><text:span text:style-name="T7">.</text:span></text:p>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1060663084" text:continue-numbering="true" text:style-name="L1">
        <text:list-header>
          <text:p text:style-name="P42">❏<text:tab/>Global config settings without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2018891830" text:continue-numbering="true" text:style-name="L1">
        <text:list-header>
          <text:p text:style-name="P42">❏<text:tab/>Global config settings with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22">where &lt;portlist&gt;: are ports you want to secure. It can be an individual port or a port-range with a dash.</text:p>
      <text:list xml:id="list842073352" text:continue-list="list179909032" text:style-name="Outline">
        <text:list-item>
          <text:list>
            <text:list-item>
              <text:h text:style-name="P52"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378302476" text:continue-list="list2018891830" text:style-name="L1">
        <text:list-header>
          <text:p text:style-name="P42">❏<text:tab/>linkUp/linkDown</text:p>
          <text:p text:style-name="P42">❏<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6">Those switches support port-security with static MAC address and allow us to secure a MAC on the data VLAN so we enable it whether there is VoIP or not.</text:p>
      <text:p text:style-name="P16">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3">❏<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146828154" text:continue-list="list842073352"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643761595" text:continue-list="list378302476" text:style-name="L1">
        <text:list-header>
          <text:p text:style-name="P42">❏<text:tab/>linkUp/linkDown</text:p>
          <text:p text:style-name="P42">❏<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list xml:id="list247222721" text:continue-list="list1146828154" text:style-name="Outline">
        <text:list-item>
          <text:list>
            <text:list-item>
              <text:list>
                <text:list-item>
                  <text:list>
                    <text:list-item>
                      <text:h text:style-name="Heading_20_4" text:outline-level="4"/>
                    </text:list-item>
                  </text:list>
                </text:list-item>
              </text:list>
            </text:list-item>
          </text:list>
        </text:list-item>
      </text:list>
      <text:p text:style-name="P24">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0"/>
      <text:p text:style-name="P20">❏<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407607691" text:continue-numbering="true" text:style-name="Outline">
        <text:list-item>
          <text:list>
            <text:list-item>
              <text:list>
                <text:list-item>
                  <text:list>
                    <text:list-item>
                      <text:h text:style-name="Heading_20_4" text:outline-level="4"/>
                    </text:list-item>
                  </text:list>
                </text:list-item>
              </text:list>
            </text:list-item>
          </text:list>
        </text:list-item>
      </text:list>
      <text:p text:style-name="P24">41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551316427" text:continue-numbering="true" text:style-name="Outline">
        <text:list-item>
          <text:list>
            <text:list-item>
              <text:h text:style-name="P52"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1299444573" text:continue-list="list643761595" text:style-name="L1">
        <text:list-header>
          <text:p text:style-name="P42">❏<text:tab/>linkUp/linkDown</text:p>
        </text:list-header>
      </text:list>
      <text:p text:style-name="Text_20_body">Exact command-line configuration to be contributed...</text:p>
      <text:p text:style-name="Text_20_body"/>
      <text:list xml:id="list1572441210" text:continue-list="list551316427"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654365630" text:continue-numbering="true" text:style-name="Outline">
        <text:list-item>
          <text:list>
            <text:list-item>
              <text:h text:style-name="P52"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228096265" text:continue-list="list1299444573" text:style-name="L1">
        <text:list-header>
          <text:p text:style-name="P42">❏<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2071808749" text:continue-list="list654365630"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158501127" text:continue-list="list228096265" text:style-name="L1">
        <text:list-header>
          <text:p text:style-name="P42">❏<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p text:style-name="Heading_20_3"/>
      <text:p text:style-name="P24">BayStack 470, ERS2500 Series, ERS4500 Series, 4550, 5520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1410406929" text:continue-list="list2071808749"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1678229364" text:style-name="L4">
        <text:list-header>
          <text:p text:style-name="P43">❏<text:tab/>linkUp/linkDown on 6128L2, 6224M, 8824M and 8848M</text:p>
          <text:p text:style-name="P43">❏<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353469259" text:continue-numbering="true" text:style-name="L4">
        <text:list-header>
          <text:p text:style-name="P43">❏<text:tab/>linkUp/linkDown</text:p>
          <text:p text:style-name="P43">❏<text:tab/>Port Security (with static MACs)</text:p>
        </text:list-header>
      </text:list>
      <text:p text:style-name="Text_20_body"><text:span text:style-name="T5">We recommend to enable Port Security only</text:span><text:span text:style-name="T7">.</text:span></text:p>
      <text:p text:style-name="P18"/>
      <text:list xml:id="list386777553" text:continue-numbering="true" text:style-name="L4">
        <text:list-header>
          <text:p text:style-name="P44">❏<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1853526591" text:continue-numbering="true" text:style-name="L4">
        <text:list-header>
          <text:p text:style-name="P43">❏<text:tab/>linkUp/linkDown</text:p>
        </text:list-header>
      </text:list>
      <text:p text:style-name="Text_20_body"/>
      <text:p text:style-name="List">❏<text:tab/>Global config settings</text:p>
      <text:p text:style-name="Code">SNMP-server host 192.168.1.5 public version 1</text:p>
      <text:list xml:id="list392340697" text:continue-list="list1410406929" text:style-name="Outline">
        <text:list-item>
          <text:h text:style-name="P51"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864007331" text:continue-numbering="true" text:style-name="Outline">
        <text:list-item>
          <text:list>
            <text:list-item>
              <text:h text:style-name="P52"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6">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6">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53"><text:span text:style-name="T10">Refer to a generic module providing simple CoA for deauth</text:span></text:p></office:annotation></text:p>
      <text:p text:style-name="P6">If none of the above worked then let us know what equipment you are using on the <text:a xlink:type="simple" xlink:href="https://lists.sourceforge.net/lists/listinfo/packetfence-devel">packetfence-devel mailing list</text:a>.</text:p>
      <text:list xml:id="list1802983892" text:continue-numbering="true" text:style-name="Outline">
        <text:list-item>
          <text:list>
            <text:list-item>
              <text:h text:style-name="P52"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1324722816" text:continue-numbering="true" text:style-name="Outline">
        <text:list-item>
          <text:list>
            <text:list-item>
              <text:list>
                <text:list-item>
                  <text:list>
                    <text:list-item>
                      <text:h text:style-name="P36" text:outline-level="4">VLAN definition</text:h>
                    </text:list-item>
                  </text:list>
                </text:list-item>
              </text:list>
            </text:list-item>
          </text:list>
        </text:list-item>
      </text:list>
      <text:p text:style-name="P31">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p text:style-name="Text_20_body"/>
      <text:list xml:id="list1222109205" text:continue-numbering="true" text:style-name="Outline">
        <text:list-item>
          <text:list>
            <text:list-item>
              <text:list>
                <text:list-item>
                  <text:list>
                    <text:list-item>
                      <text:h text:style-name="P36"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p text:style-name="P30"/>
      <text:list xml:id="list1024517669" text:continue-numbering="true" text:style-name="Outline">
        <text:list-item>
          <text:list>
            <text:list-item>
              <text:list>
                <text:list-item>
                  <text:list>
                    <text:list-item>
                      <text:h text:style-name="P36"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p text:style-name="P25"/>
      <text:list xml:id="list113290379" text:continue-numbering="true" text:style-name="Outline">
        <text:list-item>
          <text:list>
            <text:list-item>
              <text:list>
                <text:list-item>
                  <text:list>
                    <text:list-item>
                      <text:h text:style-name="P36"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969597753"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oft-page-break/><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text:soft-page-break/>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text:soft-page-break/>Wireless LAN Controller (WLC) 2106 and 4400</text:p>
      <text:p text:style-name="Code">To be contributed...</text:p>
      <text:p text:style-name="Standard"/>
      <text:p text:style-name="Heading_20_3">Wireless Services Module (WiSM)</text:p>
      <text:p text:style-name="Code">To be contributed...</text:p>
      <text:p text:style-name="Standard"/>
      <text:list xml:id="list492230377" text:continue-numbering="true" text:style-name="Outline">
        <text:list-item>
          <text:list>
            <text:list-item>
              <text:h text:style-name="P52" text:outline-level="2"><text:bookmark text:name="__RefHeading__22018_1038895957"/>D-Link<text:bookmark-end text:name="__RefHeading__22018_1038895957"/></text:h>
            </text:list-item>
          </text:list>
        </text:list-item>
      </text:list>
      <text:p text:style-name="Heading_20_3">DWS 3026</text:p>
      <text:p text:style-name="Text_20_body"/>
      <text:p text:style-name="Code">To be contributed...</text:p>
      <text:p text:style-name="Text_20_body"/>
      <text:list xml:id="list377647137"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
      <text:p text:style-name="Text_20_body">You first need to configure you RADIUS server. <text:s/>This is done under the : <text:span text:style-name="T9">WLAN Settings -&gt; RADIUS tab</text:span>. <text:s/>Enter the PacketFence RADIUS server informations. <text:s/>Don't forget to add your device in the <text:span text:style-name="Code_20__28_inline_29_">/etc/raddb/clients.conf</text:span> on the PacketFence server afterward. For the ESSID configuration. in the administration UI, go to <text:span text:style-name="T9">WLAN Settings -&gt; ESSID definitions</text:span>. <text:s/>Create the profiles per the following.</text:p>
      <text:p text:style-name="Text_20_body"/>
      <text:list xml:id="list869963816" text:continue-numbering="true" text:style-name="Outline">
        <text:list-item>
          <text:list>
            <text:list-item>
              <text:list>
                <text:list-item>
                  <text:list>
                    <text:list-item>
                      <text:h text:style-name="P37" text:outline-level="4">Public SSID</text:h>
                    </text:list-item>
                  </text:list>
                </text:list-item>
              </text:list>
            </text:list-item>
          </text:list>
        </text:list-item>
      </text:list>
      <text:p text:style-name="P34">❏<text:tab/>MAC Authentication must be ticked</text:p>
      <text:p text:style-name="P34">❏<text:tab/>Encryption method needs to be set to None</text:p>
      <text:p text:style-name="P34">❏<text:tab/>Select PacketFence as the MAC Authentication RADIUS server (previously added)</text:p>
      <text:p text:style-name="P34"/>
      <text:list xml:id="list981895878" text:continue-numbering="true" text:style-name="Outline">
        <text:list-item>
          <text:list>
            <text:list-item>
              <text:list>
                <text:list-item>
                  <text:list>
                    <text:list-item>
                      <text:h text:style-name="P37" text:outline-level="4">Secure SSID</text:h>
                    </text:list-item>
                  </text:list>
                </text:list-item>
              </text:list>
            </text:list-item>
          </text:list>
        </text:list-item>
      </text:list>
      <text:p text:style-name="P34">❏<text:tab/>Encryption method needs to be set to WPA Enterprise/WPA2 Enterprise</text:p>
      <text:p text:style-name="P34">❏<text:tab/>AES only needs to be selected</text:p>
      <text:p text:style-name="P34">❏<text:tab/>Select PacketFence as the RADIUS server (previously added)</text:p>
      <text:p text:style-name="P32"/>
      <text:p text:style-name="P32">The final step is to enable SNMP Agent and SNMP Traps on the controller. <text:s/>This is done under the following tab in the administrative UI : <text:span text:style-name="T9">Advanced -&gt; SNMP</text:span></text:p>
      <text:list xml:id="list1028387140" text:continue-numbering="true" text:style-name="Outline">
        <text:list-item>
          <text:list>
            <text:list-item>
              <text:h text:style-name="Heading_20_2" text:outline-level="2"><text:bookmark text:name="__RefHeading__22020_1038895957"/><text:soft-page-break/>HP<text:bookmark-end text:name="__RefHeading__22020_1038895957"/></text:h>
            </text:list-item>
          </text:list>
        </text:list-item>
      </text:list>
      <text:p text:style-name="Heading_20_3">ProCurve Controller MSM710</text:p>
      <text:p text:style-name="Code">To be contributed...</text:p>
      <text:list xml:id="list722980066" text:continue-numbering="true" text:style-name="Outline">
        <text:list-item>
          <text:list>
            <text:list-item>
              <text:h text:style-name="Heading_20_2" text:outline-level="2"/>
            </text:list-item>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232203678"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ext:soft-page-break/>Then don't forget to add your device in the <text:span text:style-name="Code_20__28_inline_29_">/etc/raddb/clients.conf</text:span> on the PacketFence server afterward. </text:p>
      <text:p text:style-name="P32">Enable SNMP Agent on the access point:</text:p>
      <text:p text:style-name="Code">snmp<text:line-break/> <text:s/>!<text:line-break/> <text:s/>v2<text:line-break/> <text:s text:c="3"/>community read-write public<text:line-break/> <text:s text:c="3"/>community read-only public<text:line-break/> <text:s/>exit<text:line-break/> <text:s/>!<text:line-break/>exit</text:p>
      <text:p text:style-name="P33"/>
      <text:p text:style-name="P32">Finally, don't forget to create the SSID you want and the proper bindings with the LAN. Open SSID should be configured to perform MAC Authentication and Secure SSID should be configured to perform 802.1X (WPA-Enterprise or WPA2-Enterprise).</text:p>
      <text:list xml:id="list238138689" text:continue-numbering="true" text:style-name="Outline">
        <text:list-item>
          <text:h text:style-name="P5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203620804"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675090877"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8-2011 Inverse inc.<text:tab/><text:chapter text:display="name" text:outline-level="1">GNU Free Documentation License</text:chapter><text:tab/><text:page-number text:select-page="current">4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1-25T10:07:17</dc:date>
    <meta:editing-cycles>859</meta:editing-cycles>
    <meta:editing-duration>PT351H08M27S</meta:editing-duration>
    <meta:printed-by>Olivier Bilodeau</meta:printed-by>
    <meta:print-date>2010-07-14T16:24:11</meta:print-date>
    <dc:creator>Olivier Bilodeau</dc:creator>
    <meta:document-statistic meta:table-count="1" meta:image-count="2" meta:object-count="0" meta:page-count="45" meta:paragraph-count="827" meta:word-count="5601" meta:character-count="39494"/>
    <meta:user-defined meta:name="Info 1"/>
    <meta:user-defined meta:name="Info 2"/>
    <meta:user-defined meta:name="Info 3"/>
    <meta:user-defined meta:name="Info 4"/>
  </office:meta>
</office:document-meta>
</file>